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fo:language="el" fo:country="GR" style:text-underline-style="solid" style:text-underline-width="auto" style:text-underline-color="font-color" fo:font-weight="bold" officeooo:rsid="001bc253" officeooo:paragraph-rsid="001bc253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4pt" fo:language="el" fo:country="GR" style:text-underline-style="none" fo:font-weight="normal" officeooo:rsid="001bc253" officeooo:paragraph-rsid="001bc25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1bc253" officeooo:paragraph-rsid="001bc253" style:font-size-asian="12.25pt" style:font-weight-asian="normal" style:font-size-complex="14pt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14pt" fo:language="el" fo:country="GR" style:text-underline-style="none" fo:font-weight="normal" officeooo:rsid="001bc253" officeooo:paragraph-rsid="001bc253" style:font-size-asian="12.2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Δομή εργαστηρίου<text:span text:style-name="T1">:</text:span></text:p>
      <text:p text:style-name="P1"><text:span text:style-name="T1"/></text:p>
      <text:list text:style-name="L1">
        <text:list-item>
          <text:p text:style-name="P2"><text:span text:style-name="T2">Στόχος:</text:span> Δημιουργούμε ένα <text:span text:style-name="T1">project AI </text:span>με το <text:span text:style-name="T1">scratch. </text:span>Στο πρόγραμμα αυτό ο υπολογιστής θα μας ρωτάει να του πούμε μια φράση κι εκείνος θα μας απαντήσει πώς νιώθουμε.</text:p>
        </text:list-item>
      </text:list>
      <text:p text:style-name="P3"/>
      <text:p text:style-name="P3"/>
      <text:list text:style-name="L2">
        <text:list-item>
          <text:p text:style-name="P4">Για να φτιάξουμε το <text:span text:style-name="T1">project </text:span>αυτό θα πρέπει πρώτα να εκπαιδεύσουμε τον υπολογιστή.</text:p>
        </text:list-item>
        <text:list-item>
          <text:p text:style-name="P4">Μπαίνουμε στη σελίδα <text:span text:style-name="T1">machine learning for kids.</text:span></text:p>
        </text:list-item>
        <text:list-item>
          <text:p text:style-name="P4">Δίνουμε μια ονομασία στο έργο μας: π.χ.<text:span text:style-name="T1">: My Bixpie</text:span></text:p>
        </text:list-item>
        <text:list-item>
          <text:p text:style-name="P4">Κάνουμε ΄΄Εκπαίδευση΄΄ στην οποία δημιουργούμε 2 κατηγορίες (Χαρά, Λύπη). Προσοχή!!! Οι τίτλοι των ετικετών πρέπει να είναι στα αγγλικά.</text:p>
        </text:list-item>
        <text:list-item>
          <text:p text:style-name="P4">Μέσα σε κάθε κατηγορία βάζουμε λέξεις και φράσεις που σχετίζονται με τη χαρά και τη λύπη. Όσες περισσότερες τόσο καλύτερο. Καλύτερα να μπουν στα κεφαλαία, για μεγαλύτερη ευκολία.</text:p>
        </text:list-item>
        <text:list-item>
          <text:p text:style-name="P4">Συνεχίζουμε με εκμάθηση και δοκιμή. Θέλει λίγο χρόνο για να γίνει η εκπαίδευση του μοντέλου. Μετά πατάμε υλοποίηση και επιλέγουμε να δημιουργηθούν οι εντολές στη <text:span text:style-name="T1">scratch 3.0.</text:span></text:p>
        </text:list-item>
        <text:list-item>
          <text:p text:style-name="P4">Στη συνέχεια φτιάχνουμε τον κώδικα. (βλ. εικόνα)</text:p>
        </text:list-item>
      </text:list>
      <text:p text:style-name="P3"/>
      <text:p text:style-name="P3"/>
      <text:p text:style-name="P3"><text:span text:style-name="T2">Αν μείνει χρόνος:</text:span> Μπορεί να γίνει και εκπαίδευση με εικόνες. Μπορούμε να φτιάξουμε ένα παιχνίδι στο <text:span text:style-name="T1">scratch </text:span>όπου ο υπολογιστής θα αναγνωρίζει αν αυτό που βλέπει είναι σκύλος ή γάτα. <text:s/>(Θέλει αρκετή δουλειά η εκπαίδευση γιατί πρέπει να γίνει εισαγωγή εικόνων από διαδίκτυο. Για αυτό επιλέχθηκε το πρώτο <text:span text:style-name="T1">project </text:span>με το κείμενο)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6:19:09.030000000</meta:creation-date>
    <dc:date>2023-11-17T16:32:00.643000000</dc:date>
    <meta:editing-duration>PT12M53S</meta:editing-duration>
    <meta:editing-cycles>1</meta:editing-cycles>
    <meta:document-statistic meta:table-count="0" meta:image-count="0" meta:object-count="0" meta:page-count="1" meta:paragraph-count="10" meta:word-count="200" meta:character-count="1225" meta:non-whitespace-character-count="1042"/>
    <meta:generator>LibreOffice/7.6.2.1$Windows_X86_64 LibreOffice_project/56f7684011345957bbf33a7ee678afaf4d2ba333</meta:generator>
  </office:meta>
</office:document-meta>
</file>